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draw:auto-grow-height="true" fo:min-height="3.506cm"/>
    </style:style>
    <style:style style:name="pr5" style:family="presentation" style:parent-style-name="Glossy-outline1">
      <style:graphic-properties draw:auto-grow-height="true"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Νικόλαος Κοφινάς</presentation:footer-decl>
      <presentation:date-time-decl presentation:name="dtd1" presentation:source="fixed">26.07.12</presentation:date-time-decl>
      <draw:page draw:name="page1" draw:style-name="dp1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Kinematics for the NAO robot</text:p>
          </draw:text-box>
        </draw:frame>
        <draw:frame presentation:style-name="pr2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rxh parousiash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Motiv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κλ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he NAO Robot (1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enika to na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 NAO Robot (2)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Alisides tou na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Kinematics and Robocup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ree-dimensional space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Affine matri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Genika giati einai toso usefu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Forward Kinematics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DH Parameters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 hand chain of NAO (1)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 hand chain of NAO (2)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Inverse Kinematics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Inverse Kinematics for nao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Genika giati einai dyskoles ktl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Inverse Kinematics for the legs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Inverse Kinematics For the legs2<text:line-break/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Implementation Of Kinematics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Demo 1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Demo2<text:line-break/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6" draw:layer="backgroundobjects" svg:width="6.523cm" svg:height="1.448cm" svg:x="20.07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2-07-20T20:50:42</meta:creation-date>
    <dc:language>fi-FI</dc:language>
    <meta:editing-cycles>3</meta:editing-cycles>
    <meta:editing-duration>PT1H15M59S</meta:editing-duration>
    <meta:initial-creator>nikos </meta:initial-creator>
    <dc:date>2012-07-20T22:06:40</dc:date>
    <dc:creator>nikos </dc:creator>
    <meta:document-statistic meta:object-count="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Glossy.otp"/>
  </office:meta>
</office:document-meta>
</file>